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BackingBeanFactory.loadFacesBackingBean( RequestContext requestContext , String backingClass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FacesBackingBeanFactory.getFacesBackingBean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BackingBeanFactory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esBackingBeanFactory.getFacesBackingBeanForRequest( RequestContext request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acesBackingBeanFactory.ge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BackingBeanFactory.reini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BackingBeanFactory.ini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cesBackingBeanFactory.getFacesBackingBeanInstance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esBackingBeanFactory.FacesBacking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